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16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5" table:number-rows-repeated="65523">
          <table:table-cell table:content-validation-name="val1"/>
          <table:table-cell table:content-validation-name="val2"/>
          <table:table-cell/>
          <table:table-cell table:content-validation-name="val3"/>
          <table:table-cell table:number-columns-repeated="1020"/>
        </table:table-row>
        <table:table-row table:style-name="ro5">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0">10/10/2010</text:date>, <text:time>13:4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0T13:44:56.90</dc:date>
    <dc:creator>A S</dc:creator>
    <meta:editing-duration>PT23H13M36S</meta:editing-duration>
    <meta:editing-cycles>12</meta:editing-cycles>
    <meta:generator>OpenOffice.org/3.2$Win32 OpenOffice.org_project/320m18$Build-9502</meta:generator>
    <meta:document-statistic meta:table-count="1" meta:cell-count="48" meta:object-count="0"/>
  </office:meta>
</office:document-meta>
</file>